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oma" fo:font-size="14pt" officeooo:rsid="0016dbb1" officeooo:paragraph-rsid="0016dbb1" style:font-size-asian="12.25pt" style:font-size-complex="14pt"/>
    </style:style>
    <style:style style:name="P2" style:family="paragraph" style:parent-style-name="Preformatted_20_Text">
      <style:text-properties style:font-name="Loma" officeooo:rsid="0014de08" officeooo:paragraph-rsid="0014de08"/>
    </style:style>
    <style:style style:name="P3" style:family="paragraph" style:parent-style-name="Preformatted_20_Text">
      <style:paragraph-properties style:border-line-width-bottom="0.03cm 0.03cm 0.03cm" fo:padding="0.074cm" fo:border-left="none" fo:border-right="none" fo:border-top="none" fo:border-bottom="2.55pt double #000000" style:join-border="false"/>
      <style:text-properties style:font-name="Loma" fo:font-size="14pt" officeooo:rsid="0016dbb1" officeooo:paragraph-rsid="0016dbb1" style:font-size-asian="12.25pt" style:font-size-complex="14pt"/>
    </style:style>
    <style:style style:name="P4" style:family="paragraph" style:parent-style-name="Preformatted_20_Text">
      <style:paragraph-properties style:border-line-width-bottom="0.03cm 0.03cm 0.03cm" fo:padding="0.074cm" fo:border-left="none" fo:border-right="none" fo:border-top="none" fo:border-bottom="2.55pt double #000000" style:join-border="false"/>
      <style:text-properties style:font-name="Loma" fo:font-size="14pt" officeooo:rsid="003a1b95" officeooo:paragraph-rsid="003a1b95" style:font-size-asian="12.25pt" style:font-size-complex="14pt"/>
    </style:style>
    <style:style style:name="P5" style:family="paragraph" style:parent-style-name="Preformatted_20_Text">
      <style:paragraph-properties fo:text-align="center" style:justify-single-word="false" style:border-line-width-bottom="0.03cm 0.03cm 0.03cm" fo:padding="0.074cm" fo:border-left="none" fo:border-right="none" fo:border-top="none" fo:border-bottom="2.55pt double #000000" style:join-border="false"/>
      <style:text-properties style:font-name="Loma" fo:font-size="22pt" fo:font-weight="bold" officeooo:rsid="0016dbb1" officeooo:paragraph-rsid="0016dbb1" style:font-name-asian="Nimbus Mono L" style:font-size-asian="22pt" style:font-weight-asian="bold" style:font-name-complex="Liberation Mono" style:font-size-complex="22pt" style:font-weight-complex="bold"/>
    </style:style>
    <style:style style:name="P6" style:family="paragraph" style:parent-style-name="Preformatted_20_Text">
      <style:paragraph-properties fo:text-align="center" style:justify-single-word="false" style:border-line-width-bottom="0.03cm 0.03cm 0.03cm" fo:padding="0.074cm" fo:border-left="none" fo:border-right="none" fo:border-top="none" fo:border-bottom="2.55pt double #000000" style:join-border="false"/>
      <style:text-properties style:font-name="Loma" fo:font-size="22pt" fo:font-weight="bold" officeooo:rsid="0016dbb1" officeooo:paragraph-rsid="0016dbb1" style:font-size-asian="22pt" style:font-weight-asian="bold" style:font-size-complex="22pt" style:font-weight-complex="bold"/>
    </style:style>
    <style:style style:name="P7" style:family="paragraph" style:parent-style-name="Preformatted_20_Text" style:list-style-name="L2">
      <style:text-properties style:font-name="Loma" fo:font-size="14pt" officeooo:rsid="0016dbb1" officeooo:paragraph-rsid="0016dbb1" style:font-size-asian="12.25pt" style:font-size-complex="14pt"/>
    </style:style>
    <style:style style:name="P8" style:family="paragraph" style:parent-style-name="Preformatted_20_Text" style:list-style-name="L3">
      <style:text-properties style:font-name="Loma" fo:font-size="14pt" officeooo:rsid="0016dbb1" officeooo:paragraph-rsid="0016dbb1" style:font-size-asian="12.25pt" style:font-size-complex="14pt"/>
    </style:style>
    <style:style style:name="P9" style:family="paragraph" style:parent-style-name="Preformatted_20_Text">
      <style:text-properties style:font-name="Loma" fo:font-size="14pt" officeooo:rsid="0016dbb1" officeooo:paragraph-rsid="0016dbb1" style:font-size-asian="12.25pt" style:font-size-complex="14pt"/>
    </style:style>
    <style:style style:name="P10" style:family="paragraph" style:parent-style-name="Preformatted_20_Text" style:list-style-name="L3">
      <style:text-properties style:font-name="Loma" fo:font-size="14pt" officeooo:rsid="0019511b" officeooo:paragraph-rsid="0019511b" style:font-size-asian="12.25pt" style:font-size-complex="14pt"/>
    </style:style>
    <style:style style:name="P11" style:family="paragraph" style:parent-style-name="Preformatted_20_Text" style:list-style-name="L3">
      <style:text-properties style:font-name="Loma" fo:font-size="14pt" officeooo:rsid="0019ef8f" officeooo:paragraph-rsid="0019ef8f" style:font-size-asian="12.25pt" style:font-size-complex="14pt"/>
    </style:style>
    <style:style style:name="P12" style:family="paragraph" style:parent-style-name="Preformatted_20_Text" style:list-style-name="L3">
      <style:text-properties style:font-name="Loma" fo:font-size="14pt" officeooo:rsid="001b5486" officeooo:paragraph-rsid="001b5486" style:font-size-asian="12.25pt" style:font-size-complex="14pt"/>
    </style:style>
    <style:style style:name="P13" style:family="paragraph" style:parent-style-name="Preformatted_20_Text" style:list-style-name="L3">
      <style:text-properties style:font-name="Loma" fo:font-size="14pt" officeooo:rsid="001c3bb0" officeooo:paragraph-rsid="001c3bb0" style:font-size-asian="12.25pt" style:font-size-complex="14pt"/>
    </style:style>
    <style:style style:name="P14" style:family="paragraph" style:parent-style-name="Preformatted_20_Text" style:list-style-name="L3">
      <style:text-properties style:font-name="Loma" fo:font-size="14pt" officeooo:rsid="0029d787" officeooo:paragraph-rsid="0029d787" style:font-size-asian="12.25pt" style:font-size-complex="14pt"/>
    </style:style>
    <style:style style:name="P15" style:family="paragraph" style:parent-style-name="Preformatted_20_Text" style:list-style-name="L3">
      <style:text-properties style:font-name="Loma" fo:font-size="14pt" officeooo:rsid="0023ccdc" officeooo:paragraph-rsid="0023ccdc" style:font-size-asian="12.25pt" style:font-size-complex="14pt"/>
    </style:style>
    <style:style style:name="P16" style:family="paragraph" style:parent-style-name="Preformatted_20_Text" style:list-style-name="L3">
      <style:text-properties style:font-name="Loma" fo:font-size="14pt" officeooo:rsid="00284c73" officeooo:paragraph-rsid="00284c73" style:font-size-asian="12.25pt" style:font-size-complex="14pt"/>
    </style:style>
    <style:style style:name="P17" style:family="paragraph" style:parent-style-name="Preformatted_20_Text" style:list-style-name="L3">
      <style:text-properties style:font-name="Loma" fo:font-size="14pt" officeooo:rsid="002452c6" officeooo:paragraph-rsid="00272f87" style:font-size-asian="12.25pt" style:font-size-complex="14pt"/>
    </style:style>
    <style:style style:name="P18" style:family="paragraph" style:parent-style-name="Preformatted_20_Text" style:list-style-name="L3">
      <style:text-properties style:font-name="Loma" fo:font-size="14pt" officeooo:rsid="00272f87" officeooo:paragraph-rsid="00272f87" style:font-size-asian="12.25pt" style:font-size-complex="14pt"/>
    </style:style>
    <style:style style:name="P19" style:family="paragraph" style:parent-style-name="Preformatted_20_Text" style:list-style-name="L3">
      <style:text-properties style:font-name="Loma" fo:font-size="14pt" officeooo:rsid="002ba001" officeooo:paragraph-rsid="002ba001" style:font-size-asian="12.25pt" style:font-size-complex="14pt"/>
    </style:style>
    <style:style style:name="P20" style:family="paragraph" style:parent-style-name="Preformatted_20_Text" style:list-style-name="L3">
      <style:text-properties style:font-name="Loma" fo:font-size="14pt" officeooo:rsid="002cf896" officeooo:paragraph-rsid="002cf896" style:font-size-asian="12.25pt" style:font-size-complex="14pt"/>
    </style:style>
    <style:style style:name="P21" style:family="paragraph" style:parent-style-name="Preformatted_20_Text" style:list-style-name="L3">
      <style:text-properties style:font-name="Loma" fo:font-size="14pt" officeooo:rsid="002cf896" officeooo:paragraph-rsid="002ec41c" style:font-size-asian="12.25pt" style:font-size-complex="14pt"/>
    </style:style>
    <style:style style:name="P22" style:family="paragraph" style:parent-style-name="Preformatted_20_Text" style:list-style-name="L1">
      <style:paragraph-properties style:border-line-width-bottom="0.03cm 0.03cm 0.03cm" fo:padding="0.074cm" fo:border-left="none" fo:border-right="none" fo:border-top="none" fo:border-bottom="2.55pt double #000000" style:join-border="false"/>
      <style:text-properties style:font-name="Loma" fo:font-size="14pt" officeooo:rsid="003a1b95" officeooo:paragraph-rsid="003a1b95" style:font-size-asian="12.25pt" style:font-size-complex="14pt"/>
    </style:style>
    <style:style style:name="T1" style:family="text">
      <style:text-properties officeooo:rsid="001c3bb0"/>
    </style:style>
    <style:style style:name="T2" style:family="text">
      <style:text-properties officeooo:rsid="002452c6"/>
    </style:style>
    <style:style style:name="T3" style:family="text">
      <style:text-properties officeooo:rsid="00272f87"/>
    </style:style>
    <style:style style:name="T4" style:family="text">
      <style:text-properties officeooo:rsid="00284c73"/>
    </style:style>
    <style:style style:name="T5" style:family="text">
      <style:text-properties officeooo:rsid="002ec41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01065904526561884" text:style-name="L1">
        <text:list-item>
          <text:p text:style-name="P22">Description :Pig is an open source software which is part of the Hadoop eco-system of technologies. Pig is great at working with data which are beyond traditional data warehouses. It can deal well with missing, incomplete, and inconsistent data having no schema. In this course, Data Transformations with Apache Pig, you'll learn about data transformations with Apache. First, you'll start with the very basics which will show you how to get Pig installed and get started working with the Grunt shell. Next, you'll discover how to load data into relations in Pig and store transformed results to files via load and store commands. Then, you'll work on a real world dataset where you analyze accidents in NYC using collision data from the City of New York. Finally, you'll explore advanced constructs such as the nested foreach and also gives you a brief glimpse into the world of MapReduce and shows you how easy it is to implement this construct in Pig. By the end of this course, you'll have a better understanding of data transformations with Apache Pig</text:p>
        </text:list-item>
      </text:list>
      <text:p text:style-name="P4"/>
      <text:p text:style-name="P6">1) Itroducing Pig</text:p>
      <text:p text:style-name="P1"/>
      <text:list xml:id="list4141506752729967410" text:style-name="L2">
        <text:list-item>
          <text:p text:style-name="P7">Pig Latin :</text:p>
          <text:list>
            <text:list-item>
              <text:p text:style-name="P7">Pig Latin is Pig’s language that allows developers to express data flows</text:p>
            </text:list-item>
          </text:list>
        </text:list-item>
      </text:list>
      <text:p text:style-name="P1"/>
      <text:p text:style-name="P3"/>
      <text:p text:style-name="P5">2) Understanding Pig Latin</text:p>
      <text:p text:style-name="P1"/>
      <text:list xml:id="list4924630194361749064" text:style-name="L3">
        <text:list-item>
          <text:p text:style-name="P8"/>
        </text:list-item>
        <text:list-item>
          <text:p text:style-name="P8"/>
        </text:list-item>
        <text:list-item>
          <text:p text:style-name="P8"/>
        </text:list-item>
        <text:list-item>
          <text:p text:style-name="P8"><text:soft-page-break/></text:p>
        </text:list-item>
        <text:list-item>
          <text:p text:style-name="P8"/>
        </text:list-item>
        <text:list-item>
          <text:p text:style-name="P8"/>
        </text:list-item>
        <text:list-item>
          <text:p text:style-name="P8"/>
        </text:list-item>
        <text:list-item>
          <text:p text:style-name="P8"/>
        </text:list-item>
        <text:list-item>
          <text:p text:style-name="P8"/>
        </text:list-item>
        <text:list-item>
          <text:p text:style-name="P8"/>
        </text:list-item>
        <text:list-item>
          <text:p text:style-name="P8"/>
        </text:list-item>
        <text:list-item>
          <text:p text:style-name="P8"/>
        </text:list-item>
        <text:list-item>
          <text:p text:style-name="P8"/>
        </text:list-item>
        <text:list-item>
          <text:p text:style-name="P8"/>
        </text:list-item>
        <text:list-item>
          <text:p text:style-name="P8"/>
        </text:list-item>
        <text:list-item>
          <text:p text:style-name="P8">.</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2:25:46.866859769</dc:date>
    <meta:editing-duration>PT6H2M18S</meta:editing-duration>
    <meta:editing-cycles>14</meta:editing-cycles>
    <meta:generator>LibreOffice/5.1.6.2$Linux_X86_64 LibreOffice_project/10m0$Build-2</meta:generator>
    <meta:document-statistic meta:table-count="0" meta:image-count="0" meta:object-count="0" meta:page-count="2" meta:paragraph-count="21" meta:word-count="220" meta:character-count="1202" meta:non-whitespace-character-count="1007"/>
  </office:meta>
</office:document-meta>
</file>